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8" style:family="table">
      <style:table-properties style:width="16.092cm" fo:margin-left="0.097cm" table:align="left" style:writing-mode="lr-tb"/>
    </style:style>
    <style:style style:name="Tabla8.A" style:family="table-column">
      <style:table-column-properties style:column-width="2.958cm"/>
    </style:style>
    <style:style style:name="Tabla8.B" style:family="table-column">
      <style:table-column-properties style:column-width="2.454cm"/>
    </style:style>
    <style:style style:name="Tabla8.C" style:family="table-column">
      <style:table-column-properties style:column-width="1.997cm"/>
    </style:style>
    <style:style style:name="Tabla8.D" style:family="table-column">
      <style:table-column-properties style:column-width="1.251cm"/>
    </style:style>
    <style:style style:name="Tabla8.E" style:family="table-column">
      <style:table-column-properties style:column-width="4.546cm"/>
    </style:style>
    <style:style style:name="Tabla8.F" style:family="table-column">
      <style:table-column-properties style:column-width="2.887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middle" fo:background-color="#c6d9f1" fo:padding-left="0.191cm" fo:padding-right="0.191cm" fo:padding-top="0cm" fo:padding-bottom="0cm" fo:border="none">
        <style:background-image/>
      </style:table-cell-properties>
    </style:style>
    <style:style style:name="Tabla8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a8.A3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8.A1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T1" style:family="text">
      <style:text-properties fo:color="#000000" style:font-name-asian="Times New Roman" style:language-complex="ar" style:country-complex="SA"/>
    </style:style>
    <style:style style:name="T2" style:family="text">
      <style:text-properties fo:color="#000000" fo:language="es" fo:country="ES" style:font-name-asian="Times New Roman" style:language-complex="ar" style:country-complex="SA"/>
    </style:style>
    <style:style style:name="T3" style:family="text">
      <style:text-properties fo:color="#000000" fo:font-weight="normal" style:font-name-asian="Times New Roman" style:font-weight-asian="normal" style:language-complex="ar" style:country-complex="SA"/>
    </style:style>
    <style:style style:name="T4" style:family="text">
      <style:text-properties fo:color="#6e9d11" style:font-name="Arial" fo:font-size="9.5pt" fo:background-color="#e5e3df" style:font-size-asian="9.5pt" style:font-name-complex="Arial1" style:font-size-complex="9.5pt"/>
    </style:style>
    <style:style style:name="T5" style:family="text">
      <style:text-properties fo:color="#6e9d11" style:font-name="Arial" fo:font-size="9.5pt" fo:font-weight="normal" fo:background-color="#e5e3df" style:font-size-asian="9.5pt" style:font-weight-asian="normal" style:font-name-complex="Arial1" style:font-size-complex="9.5pt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header-rows>
          <table:table-row table:style-name="Tabla8.1">
            <table:table-cell table:style-name="Tabla8.A1" office:value-type="string">
              <text:p text:style-name="P1"><text:span text:style-name="T1">Node name</text:span></text:p>
            </table:table-cell>
            <table:table-cell table:style-name="Tabla8.A1" office:value-type="string">
              <text:p text:style-name="P1"><text:span text:style-name="T1">PLE node</text:span></text:p>
            </table:table-cell>
            <table:table-cell table:style-name="Tabla8.A1" office:value-type="string">
              <text:p text:style-name="P1"><text:span text:style-name="T1">Location</text:span></text:p>
            </table:table-cell>
            <table:table-cell table:style-name="Tabla8.A1" office:value-type="string">
              <text:p text:style-name="P1"><text:span text:style-name="T1">Test-bed</text:span></text:p>
            </table:table-cell>
            <table:table-cell table:style-name="Tabla8.A1" office:value-type="string">
              <text:p text:style-name="P1"><text:span text:style-name="T1">HOST</text:span></text:p>
            </table:table-cell>
            <table:table-cell table:style-name="Tabla8.A1" office:value-type="string">
              <text:p text:style-name="P1"><text:span text:style-name="T1">nodes</text:span>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1"><text:span text:style-name="T1">GS-Irkutsk</text:span></text:p>
          </table:table-cell>
          <table:table-cell table:style-name="Tabla8.A2" office:value-type="string">
            <text:p text:style-name="P1"><text:span text:style-name="T1">Beihang University</text:span></text:p>
          </table:table-cell>
          <table:table-cell table:style-name="Tabla8.A2" office:value-type="string">
            <text:p text:style-name="P1">Chin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a xlink:type="simple" xlink:href="http://planetlab2.buaa.edu.cn/" office:target-frame-name="_blank" xlink:show="new">planetlab2.buaa.edu.cn</text:a><text:span text:style-name="T4"><text:line-break/></text:span><text:a xlink:type="simple" xlink:href="http://planetlab1.buaa.edu.cn/" office:target-frame-name="_blank" xlink:show="new">planetlab1.buaa.edu.cn</text:a></text:p>
          </table:table-cell>
          <table:table-cell table:style-name="Tabla8.A2" office:value-type="string">
            <text:p text:style-name="P1"><text:span text:style-name="T1">GS1</text:span></text:p>
          </table:table-cell>
        </table:table-row>
        <table:table-row table:style-name="Tabla8.1">
          <table:table-cell table:style-name="Tabla8.A3" office:value-type="string">
            <text:p text:style-name="P1"><text:span text:style-name="T1">GS-Puertollano</text:span></text:p>
          </table:table-cell>
          <table:table-cell table:style-name="Tabla8.A3" office:value-type="string">
            <text:p text:style-name="P1"><text:span text:style-name="T1">Universidad Carlos III Madrid</text:span></text:p>
          </table:table-cell>
          <table:table-cell table:style-name="Tabla8.A3" office:value-type="string">
            <text:p text:style-name="P1">Spain</text:p>
          </table:table-cell>
          <table:table-cell table:style-name="Tabla8.A3" office:value-type="string">
            <text:p text:style-name="P1">PLE</text:p>
          </table:table-cell>
          <table:table-cell table:style-name="Tabla8.A3" office:value-type="string">
            <text:p text:style-name="P1"><text:a xlink:type="simple" xlink:href="http://planetlab1.uc3m.es/" office:target-frame-name="_blank" xlink:show="new">planetlab1.uc3m.es</text:a><text:span text:style-name="T4"><text:line-break/></text:span><text:a xlink:type="simple" xlink:href="http://planetlab2.uc3m.es/" office:target-frame-name="_blank" xlink:show="new">planetlab2.uc3m.es</text:a></text:p>
          </table:table-cell>
          <table:table-cell table:style-name="Tabla8.A3" office:value-type="string">
            <text:p text:style-name="P1"><text:span text:style-name="T1">GS2</text:span></text:p>
          </table:table-cell>
        </table:table-row>
        <table:table-row table:style-name="Tabla8.1">
          <table:table-cell table:style-name="Tabla8.A2" office:value-type="string">
            <text:p text:style-name="P1"><text:span text:style-name="T1">GS-Svalbard</text:span></text:p>
          </table:table-cell>
          <table:table-cell table:style-name="Tabla8.A2" office:value-type="string">
            <text:p text:style-name="P1"><text:span text:style-name="T1">University of Tromso</text:span></text:p>
          </table:table-cell>
          <table:table-cell table:style-name="Tabla8.A2" office:value-type="string">
            <text:p text:style-name="P1">Norway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a xlink:type="simple" xlink:href="http://planetlab2.cs.uit.no/" office:target-frame-name="_blank" xlink:show="new">planetlab2.cs.uit.no</text:a><text:span text:style-name="T4"><text:line-break/>&gt;&gt;</text:span><text:a xlink:type="simple" xlink:href="http://planetlab1.cs.uit.no/" office:target-frame-name="_blank" xlink:show="new">planetlab1.cs.uit.no</text:a></text:p>
          </table:table-cell>
          <table:table-cell table:style-name="Tabla8.A2" office:value-type="string">
            <text:p text:style-name="P1">GS3</text:p>
          </table:table-cell>
        </table:table-row>
        <table:table-row table:style-name="Tabla8.1">
          <table:table-cell table:style-name="Tabla8.A3" office:value-type="string">
            <text:p text:style-name="P1"><text:span text:style-name="T1">GS-Troll</text:span></text:p>
          </table:table-cell>
          <table:table-cell table:style-name="Tabla8.A3" office:value-type="string">
            <text:p text:style-name="P1"><text:span text:style-name="T1">PlanetLab Colo - CLARA Santiago</text:span></text:p>
          </table:table-cell>
          <table:table-cell table:style-name="Tabla8.A3" office:value-type="string">
            <text:p text:style-name="P1">Chile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span text:style-name="T1">-</text:span><text:a xlink:type="simple" xlink:href="http://planetlab2-santiago.lan.redclara.net/" office:target-frame-name="_blank" xlink:show="new">planetlab2-santiago.lan.redclara.net</text:a><text:span text:style-name="T1"><text:line-break/></text:span><text:a xlink:type="simple" xlink:href="http://planetlab1-santiago.lan.redclara.net/" office:target-frame-name="_blank" xlink:show="new">planetlab1-santiago.lan.redclara.net</text:a></text:p>
          </table:table-cell>
          <table:table-cell table:style-name="Tabla8.A3" office:value-type="string">
            <text:p text:style-name="P1">GS4</text:p>
          </table:table-cell>
        </table:table-row>
        <table:table-row table:style-name="Tabla8.1">
          <table:table-cell table:style-name="Tabla8.A2" office:value-type="string">
            <text:p text:style-name="P1"><text:span text:style-name="T1">GS-Chetumal</text:span></text:p>
          </table:table-cell>
          <table:table-cell table:style-name="Tabla8.A2" office:value-type="string">
            <text:p text:style-name="P1"><text:span text:style-name="T1">University of Puerto Rico at Mayaguez</text:span></text:p>
          </table:table-cell>
          <table:table-cell table:style-name="Tabla8.A2" office:value-type="string">
            <text:p text:style-name="P1">Puerto Rico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a xlink:type="simple" xlink:href="http://planetlab-01.ece.uprm.edu/" office:target-frame-name="_blank" xlink:show="new">planetlab-01.ece.uprm.edu</text:a><text:span text:style-name="T4"><text:line-break/></text:span><text:a xlink:type="simple" xlink:href="http://planetlab-02.ece.uprm.edu/" office:target-frame-name="_blank" xlink:show="new">planetlab-02.ece.uprm.edu</text:a></text:p>
          </table:table-cell>
          <table:table-cell table:style-name="Tabla8.A2" office:value-type="string">
            <text:p text:style-name="P1">GS5</text:p>
          </table:table-cell>
        </table:table-row>
        <table:table-row table:style-name="Tabla8.1">
          <table:table-cell table:style-name="Tabla8.A3" office:value-type="string">
            <text:p text:style-name="P1"><text:span text:style-name="T1">GS-Cordoba</text:span></text:p>
          </table:table-cell>
          <table:table-cell table:style-name="Tabla8.A3" office:value-type="string">
            <text:p text:style-name="P1"><text:span text:style-name="T2">Instituto Tecnologico Buenos Aires</text:span></text:p>
          </table:table-cell>
          <table:table-cell table:style-name="Tabla8.A3" office:value-type="string">
            <text:p text:style-name="P1">Argentin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a xlink:type="simple" xlink:href="http://planet-lab1.itba.edu.ar/" office:target-frame-name="_blank" xlink:show="new">planet-lab1.itba.edu.ar</text:a><text:span text:style-name="T4"><text:line-break/></text:span><text:a xlink:type="simple" xlink:href="http://planet-lab2.itba.edu.ar/" office:target-frame-name="_blank" xlink:show="new">planet-lab2.itba.edu.ar</text:a></text:p>
          </table:table-cell>
          <table:table-cell table:style-name="Tabla8.A3" office:value-type="string">
            <text:p text:style-name="P1">GS6</text:p>
          </table:table-cell>
        </table:table-row>
        <table:table-row table:style-name="Tabla8.1">
          <table:table-cell table:style-name="Tabla8.A2" office:value-type="string">
            <text:p text:style-name="P1"><text:span text:style-name="T1">GS-Dubai</text:span></text:p>
          </table:table-cell>
          <table:table-cell table:style-name="Tabla8.A2" office:value-type="string">
            <text:p text:style-name="P1"><text:span text:style-name="T1">The Hebrew University of Jerusalem</text:span></text:p>
          </table:table-cell>
          <table:table-cell table:style-name="Tabla8.A2" office:value-type="string">
            <text:p text:style-name="P1">Israel</text:p>
          </table:table-cell>
          <table:table-cell table:style-name="Tabla8.A2" office:value-type="string">
            <text:p text:style-name="P1"/>
          </table:table-cell>
          <table:table-cell table:style-name="Tabla8.A2" office:value-type="string">
            <text:p text:style-name="P1"><text:span text:style-name="T4">&gt;&gt;</text:span><text:a xlink:type="simple" xlink:href="http://planet1.cs.huji.ac.il/" office:target-frame-name="_blank" xlink:show="new">planet1.cs.huji.ac.il</text:a></text:p>
            <text:p text:style-name="P1"><text:a xlink:type="simple" xlink:href="http://planet2.cs.huji.ac.il/" office:target-frame-name="_blank" xlink:show="new"><text:span text:style-name="T4">planet2.cs.huji.ac.il</text:span></text:a></text:p>
          </table:table-cell>
          <table:table-cell table:style-name="Tabla8.A2" office:value-type="string">
            <text:p text:style-name="P1">GS0</text:p>
          </table:table-cell>
        </table:table-row>
        <table:table-row table:style-name="Tabla8.1">
          <table:table-cell table:style-name="Tabla8.A3" office:value-type="string">
            <text:p text:style-name="P1"><text:span text:style-name="T1">GS-Kourou</text:span></text:p>
          </table:table-cell>
          <table:table-cell table:style-name="Tabla8.A3" office:value-type="string">
            <text:p text:style-name="P1"><text:span text:style-name="T1">RNP</text:span></text:p>
          </table:table-cell>
          <table:table-cell table:style-name="Tabla8.A3" office:value-type="string">
            <text:p text:style-name="P1">Brazil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a xlink:type="simple" xlink:href="http://planetlab1.pop-pa.rnp.br/" office:target-frame-name="_blank" xlink:show="new">planetlab1.pop-pa.rnp.br</text:a><text:span text:style-name="T4"><text:line-break/></text:span><text:a xlink:type="simple" xlink:href="http://planetlab2.pop-pa.rnp.br/" office:target-frame-name="_blank" xlink:show="new">planetlab2.pop-pa.rnp.br</text:a></text:p>
          </table:table-cell>
          <table:table-cell table:style-name="Tabla8.A3" office:value-type="string">
            <text:p text:style-name="P1">GS7</text:p>
          </table:table-cell>
        </table:table-row>
        <table:table-row table:style-name="Tabla8.1">
          <table:table-cell table:style-name="Tabla8.A2" office:value-type="string">
            <text:p text:style-name="P1"><text:span text:style-name="T1">GS-Krugersdorp</text:span></text:p>
          </table:table-cell>
          <table:table-cell table:style-name="Tabla8.A2" office:value-type="string">
            <text:p text:style-name="P1"><text:span text:style-name="T1">Universite de La Reunion</text:span></text:p>
          </table:table-cell>
          <table:table-cell table:style-name="Tabla8.A2" office:value-type="string">
            <text:p text:style-name="P1">Reunion Island (France)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a xlink:type="simple" xlink:href="http://lim-planetlab-1.univ-reunion.fr/" office:target-frame-name="_blank" xlink:show="new">lim-planetlab-1.univ-reunion.fr</text:a><text:span text:style-name="T4"><text:line-break/></text:span><text:a xlink:type="simple" xlink:href="http://lim-planetlab-2.univ-reunion.fr/" office:target-frame-name="_blank" xlink:show="new">lim-planetlab-2.univ-reunion.fr</text:a></text:p>
          </table:table-cell>
          <table:table-cell table:style-name="Tabla8.A2" office:value-type="string">
            <text:p text:style-name="P1">GS8</text:p>
          </table:table-cell>
        </table:table-row>
        <table:table-row table:style-name="Tabla8.1">
          <table:table-cell table:style-name="Tabla8.A3" office:value-type="string">
            <text:p text:style-name="P1"><text:span text:style-name="T1">GS-Malaysia</text:span></text:p>
          </table:table-cell>
          <table:table-cell table:style-name="Tabla8.A3" office:value-type="string">
            <text:p text:style-name="P1"><text:span text:style-name="T1">National University of Singapore</text:span></text:p>
          </table:table-cell>
          <table:table-cell table:style-name="Tabla8.A3" office:value-type="string">
            <text:p text:style-name="P1">Malaysi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a xlink:type="simple" xlink:href="http://planetlab3.comp.nus.edu.sg/" office:target-frame-name="_blank" xlink:show="new">planetlab3.comp.nus.edu.sg</text:a><text:span text:style-name="T4"><text:line-break/></text:span><text:a xlink:type="simple" xlink:href="http://planetlab2.comp.nus.edu.sg/" office:target-frame-name="_blank" xlink:show="new">planetlab2.comp.nus.edu.sg</text:a><text:span text:style-name="T4"><text:line-break/></text:span><text:a xlink:type="simple" xlink:href="http://planetlab1.comp.nus.edu.sg/" office:target-frame-name="_blank" xlink:show="new">planetlab1.comp.nus.edu.sg</text:a></text:p>
          </table:table-cell>
          <table:table-cell table:style-name="Tabla8.A3" office:value-type="string">
            <text:p text:style-name="P1">GS9</text:p>
          </table:table-cell>
        </table:table-row>
        <table:table-row table:style-name="Tabla8.1">
          <table:table-cell table:style-name="Tabla8.A2" office:value-type="string">
            <text:p text:style-name="P1"><text:span text:style-name="T1">GS-Prince Albert</text:span></text:p>
          </table:table-cell>
          <table:table-cell table:style-name="Tabla8.A2" office:value-type="string">
            <text:p text:style-name="P1"><text:span text:style-name="T1">University of Saskatchewan</text:span></text:p>
          </table:table-cell>
          <table:table-cell table:style-name="Tabla8.A2" office:value-type="string">
            <text:p text:style-name="P1">Canad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a xlink:type="simple" xlink:href="http://planetlab-1.usask.ca/" office:target-frame-name="_blank" xlink:show="new">planetlab-1.usask.ca</text:a><text:span text:style-name="T4"><text:line-break/></text:span><text:a xlink:type="simple" xlink:href="http://planetlab-2.usask.ca/" office:target-frame-name="_blank" xlink:show="new">planetlab-2.usask.ca</text:a></text:p>
          </table:table-cell>
          <table:table-cell table:style-name="Tabla8.A2" office:value-type="string">
            <text:p text:style-name="P1">GS10</text:p>
          </table:table-cell>
        </table:table-row>
        <table:table-row table:style-name="Tabla8.1">
          <table:table-cell table:style-name="Tabla8.A13" office:value-type="string">
            <text:p text:style-name="P1"><text:span text:style-name="T1">GS-Sidney</text:span></text:p>
          </table:table-cell>
          <table:table-cell table:style-name="Tabla8.A13" office:value-type="string">
            <text:p text:style-name="P1"><text:span text:style-name="T3">National ICT Australia</text:span></text:p>
          </table:table-cell>
          <table:table-cell table:style-name="Tabla8.A13" office:value-type="string">
            <text:p text:style-name="P1"><text:span text:style-name="T6">Australia</text:span></text:p>
          </table:table-cell>
          <table:table-cell table:style-name="Tabla8.A13" office:value-type="string">
            <text:p text:style-name="P1"><text:span text:style-name="T6">PLE</text:span></text:p>
          </table:table-cell>
          <table:table-cell table:style-name="Tabla8.A13" office:value-type="string">
            <text:p text:style-name="P1"><text:a xlink:type="simple" xlink:href="http://planetlab1.research.nicta.com.au/" office:target-frame-name="_blank" xlink:show="new">planetlab1.research.nicta.com.au</text:a><text:span text:style-name="T5"><text:line-break/></text:span><text:a xlink:type="simple" xlink:href="http://planetlab2.research.nicta.com.au/" office:target-frame-name="_blank" xlink:show="new">planetlab2.research.nicta.com.au</text:a></text:p>
          </table:table-cell>
          <table:table-cell table:style-name="Tabla8.A13" office:value-type="string">
            <text:p text:style-name="P1"><text:span text:style-name="T6">GS1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mos </meta:initial-creator>
    <meta:creation-date>2014-03-03T13:33:21</meta:creation-date>
    <dc:date>2014-03-03T15:04:52</dc:date>
    <dc:creator>deimos </dc:creator>
    <meta:editing-duration>PT1H54S</meta:editing-duration>
    <meta:editing-cycles>1</meta:editing-cycles>
    <meta:document-statistic meta:table-count="1" meta:image-count="0" meta:object-count="0" meta:page-count="1" meta:paragraph-count="78" meta:word-count="128" meta:character-count="1292" meta:non-whitespace-character-count="1242"/>
    <meta:generator>LibreOffice/3.5$Linux_X86_64 LibreOffice_project/350m1$Build-2</meta:generator>
  </office:meta>
</office:document-meta>
</file>